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e9e6" officeooo:paragraph-rsid="000de9e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3d5c2" officeooo:paragraph-rsid="0013d5c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3d5c2" officeooo:paragraph-rsid="0013d5c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de9e6" officeooo:paragraph-rsid="000de9e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126219" officeooo:paragraph-rsid="0013d5c2" style:font-size-asian="16pt" style:font-weight-asian="normal" style:font-size-complex="16pt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officeooo:rsid="000de9e6" officeooo:paragraph-rsid="0013d5c2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6219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d5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arrollo de un aplicativo informático dedicado al proceso de caracterización estudiantil que realiza la Universidad Minuto De Dios.</text:p>
      <text:p text:style-name="P1"/>
      <text:p text:style-name="P1"/>
      <text:p text:style-name="P1">Autor: <text:span text:style-name="T1">Brayan Mauricio Novoa Salazar.</text:span></text:p>
      <text:p text:style-name="P1"/>
      <text:p text:style-name="P4"/>
      <text:p text:style-name="P5"><text:span text:style-name="T3">Asesor Propuesto:</text:span> <text:span text:style-name="T4">Daymer Arley García Galindo</text:span></text:p>
      <text:p text:style-name="P5"/>
      <text:p text:style-name="P5"/>
      <text:p text:style-name="P5"/>
      <text:p text:style-name="P2">Objetivos:</text:p>
      <text:p text:style-name="P3">General: <text:span text:style-name="T1">Diseñar, desarrollar</text:span><text:span text:style-name="T2"> </text:span><text:span text:style-name="T1">e implementar una base de datos que permita generar las consulta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0:58:05.845660473</meta:creation-date>
    <dc:date>2017-03-09T21:43:40.665983841</dc:date>
    <meta:editing-duration>PT19M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44" meta:character-count="321" meta:non-whitespace-character-count="281"/>
  </office:meta>
</office:document-meta>
</file>